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alto Web" svg:font-family="'Balto Web', Helvetica, Arial, sans-serif"/>
    <style:font-face style:name="OpenSymbol" svg:font-family="OpenSymbol"/>
    <style:font-face style:name="inherit" svg:font-family="inheri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fo:color="#000000" style:font-name="Georgia" fo:font-size="10.5pt" style:font-size-asian="10.5pt" style:font-name-complex="Times New Roman1" style:font-size-complex="10.5pt"/>
    </style:style>
    <style:style style:name="P6" style:family="paragraph" style:parent-style-name="Standard">
      <style:paragraph-properties fo:margin-left="0in" fo:margin-right="0in" fo:margin-top="0in" fo:margin-bottom="0in" fo:line-height="100%" fo:text-indent="0in" style:auto-text-indent="false"/>
      <style:text-properties fo:color="#000000"/>
    </style:style>
    <style:style style:name="P7" style:family="paragraph" style:parent-style-name="Text_20_body" style:list-style-name="L7">
      <style:paragraph-properties fo:margin-left="0in" fo:margin-right="0in" fo:margin-top="0in" fo:margin-bottom="0in" fo:text-align="center" style:justify-single-word="false" fo:text-indent="0in" style:auto-text-indent="false"/>
    </style:style>
    <style:style style:name="P8" style:family="paragraph" style:parent-style-name="Text_20_body">
      <style:paragraph-properties fo:margin-left="0in" fo:margin-right="0in" fo:margin-top="0in" fo:margin-bottom="0in" fo:line-height="100%" fo:text-indent="0in" style:auto-text-indent="false" fo:padding="0in" fo:border="none"/>
      <style:text-properties fo:color="#000000" style:font-name="Georgia" fo:font-size="10.5pt" fo:font-weight="normal" style:font-size-asian="10.5pt" style:font-size-complex="10.5pt"/>
    </style:style>
    <style:style style:name="P9" style:family="paragraph" style:parent-style-name="Text_20_body" style:list-style-name="L2">
      <style:paragraph-properties fo:margin-left="0in" fo:margin-right="0in" fo:margin-top="0in" fo:margin-bottom="0in" fo:line-height="100%" fo:text-indent="0in" style:auto-text-indent="false" fo:padding="0in" fo:border="none"/>
      <style:text-properties fo:color="#000000" style:font-name="Georgia" fo:font-size="10.5pt" fo:font-weight="normal" style:font-size-asian="10.5pt" style:font-size-complex="10.5pt"/>
    </style:style>
    <style:style style:name="P10" style:family="paragraph" style:parent-style-name="Text_20_body" style:list-style-name="L3">
      <style:paragraph-properties fo:margin-left="0in" fo:margin-right="0in" fo:margin-top="0in" fo:margin-bottom="0in" fo:line-height="100%" fo:text-indent="0in" style:auto-text-indent="false" fo:padding="0in" fo:border="none"/>
      <style:text-properties fo:color="#000000" style:font-name="Georgia" fo:font-size="10.5pt" fo:font-weight="normal" style:font-size-asian="10.5pt" style:font-size-complex="10.5pt"/>
    </style:style>
    <style:style style:name="P11" style:family="paragraph" style:parent-style-name="Text_20_body">
      <style:paragraph-properties fo:margin-left="0in" fo:margin-right="0in" fo:margin-top="0in" fo:margin-bottom="0in" fo:line-height="100%" fo:text-indent="0in" style:auto-text-indent="false" fo:padding="0in" fo:border="none"/>
      <style:text-properties fo:color="#000000"/>
    </style:style>
    <style:style style:name="P12" style:family="paragraph" style:parent-style-name="Text_20_body">
      <style:paragraph-properties fo:margin-left="0in" fo:margin-right="0in" fo:margin-top="0in" fo:margin-bottom="0in" fo:line-height="100%" fo:text-indent="0in" style:auto-text-indent="false" fo:padding-left="0in" fo:padding-right="0in" fo:padding-top="0in" fo:padding-bottom="0.0193in" fo:border-left="none" fo:border-right="none" fo:border-top="none" fo:border-bottom="0.0138in solid #000000"/>
    </style:style>
    <style:style style:name="P13" style:family="paragraph" style:parent-style-name="Text_20_body" style:list-style-name="L8">
      <style:paragraph-properties fo:margin-left="0in" fo:margin-right="0in" fo:margin-top="0in" fo:margin-bottom="0in" fo:line-height="100%" fo:text-indent="0in" style:auto-text-indent="false" fo:padding-left="0in" fo:padding-right="0in" fo:padding-top="0in" fo:padding-bottom="0.0193in" fo:border-left="none" fo:border-right="none" fo:border-top="none" fo:border-bottom="0.0138in solid #000000"/>
    </style:style>
    <style:style style:name="P14" style:family="paragraph" style:parent-style-name="Heading_20_2">
      <style:paragraph-properties fo:margin-left="0in" fo:margin-right="0in" fo:margin-top="0in" fo:margin-bottom="0in" fo:line-height="100%" fo:text-indent="0in" style:auto-text-indent="false" fo:padding="0in" fo:border="none"/>
      <style:text-properties fo:color="#000000" style:font-name="Georgia" fo:font-size="10.5pt" fo:font-weight="bold" style:font-size-asian="10.5pt" style:font-size-complex="10.5pt"/>
    </style:style>
    <style:style style:name="P15" style:family="paragraph" style:parent-style-name="Heading_20_1" style:master-page-name="Standard">
      <style:paragraph-properties fo:margin-top="0in" fo:margin-bottom="0in" fo:line-height="100%" fo:text-align="center" style:justify-single-word="false" style:page-number="auto"/>
      <style:text-properties style:font-name="Georgia" fo:font-size="14pt" style:font-size-asian="14pt" style:font-name-complex="Times New Roman1" style:font-size-complex="14pt"/>
    </style:style>
    <style:style style:name="P16" style:family="paragraph" style:parent-style-name="Quotations">
      <style:paragraph-properties fo:margin-left="0in" fo:margin-right="0in" fo:margin-top="0in" fo:margin-bottom="0in" fo:line-height="100%" fo:text-indent="0in" style:auto-text-indent="false" fo:padding="0in" fo:border="none"/>
      <style:text-properties fo:color="#000000" style:font-name="Georgia" fo:font-size="10.5pt" style:font-size-asian="10.5pt" style:font-size-complex="10.5pt"/>
    </style:style>
    <style:style style:name="T1" style:family="text">
      <style:text-properties fo:font-weight="bold"/>
    </style:style>
    <style:style style:name="T2" style:family="text">
      <style:text-properties fo:font-weight="bold" style:font-weight-asian="bold" style:font-name-complex="Times New Roman1"/>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fo:font-weight="normal"/>
    </style:style>
    <style:style style:name="T6" style:family="text">
      <style:text-properties style:font-name="Georgia" fo:font-size="10.5pt" fo:font-weight="normal" style:font-size-asian="10.5pt" style:font-size-complex="10.5pt"/>
    </style:style>
    <style:style style:name="T7" style:family="text">
      <style:text-properties style:font-name="Georgia" fo:font-weight="normal" style:font-name-complex="Times New Roman1"/>
    </style:style>
    <style:style style:name="T8" style:family="text">
      <style:text-properties style:font-name="Georgia" fo:font-weight="bold"/>
    </style:style>
    <style:style style:name="T9" style:family="text">
      <style:text-properties style:font-name="Georgia" fo:font-size="10.5pt" fo:font-weight="bold" style:font-size-asian="10.5pt" style:font-weight-asian="bold" style:font-name-complex="Times New Roman1" style:font-size-complex="10.5pt"/>
    </style:style>
    <style:style style:name="T10" style:family="text">
      <style:text-properties style:font-name="Georgia" fo:font-size="10.5pt" style:font-size-asian="10.5pt" style:font-name-complex="Times New Roman1" style:font-size-complex="10.5pt"/>
    </style:style>
    <style:style style:name="T11"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2" style:family="text">
      <style:text-properties style:text-underline-style="solid" style:text-underline-width="auto" style:text-underline-color="font-color" fo:font-weight="normal"/>
    </style:style>
    <style:style style:name="T13" style:family="text">
      <style:text-properties fo:language="none" fo:country="none" style:font-name-asian="Georgia" style:language-asian="none" style:country-asian="none" style:font-name-complex="Georgia" style:language-complex="none" style:country-complex="none"/>
    </style:style>
    <style:style style:name="T14" style:family="text">
      <style:text-properties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5" style:family="text">
      <style:text-properties style:font-weight-asian="normal" style:font-weight-complex="normal"/>
    </style:style>
    <style:style style:name="T16" style:family="text">
      <style:text-properties fo:color="#000000" style:font-name="Georgia" fo:font-size="10.5pt" fo:font-weight="normal" style:font-size-asian="10.5pt" style:font-size-complex="10.5pt"/>
    </style:style>
    <style:style style:name="T17" style:family="text">
      <style:text-properties fo:color="#000000" style:font-name="Georgia" fo:font-size="10.5pt" style:text-underline-style="solid" style:text-underline-width="auto" style:text-underline-color="font-color" fo:font-weight="normal" style:font-size-asian="10.5pt" style:font-size-complex="10.5pt"/>
    </style:style>
    <style:style style:name="T18" style:family="text">
      <style:text-properties fo:color="#000000" style:font-name="Georgia" fo:font-size="10.5pt" fo:font-weight="bold" style:font-size-asian="10.5pt" style:font-size-complex="10.5pt"/>
    </style:style>
    <style:style style:name="T19" style:family="text">
      <style:text-properties fo:color="#000000" style:text-line-through-style="none" style:font-name="Georgia" fo:font-size="10.5pt" style:text-underline-style="none" fo:font-weight="normal" style:text-blinking="false" style:font-size-asian="10.5pt" style:font-size-complex="10.5pt"/>
    </style:style>
    <style:style style:name="T20" style:family="text">
      <style:text-properties fo:color="#000000" style:font-name="Georgia" fo:font-size="10.5pt" fo:language="none" fo:country="none" fo:font-weight="normal" style:font-name-asian="Georgia" style:font-size-asian="10.5pt" style:language-asian="none" style:country-asian="none" style:font-name-complex="Georgia" style:font-size-complex="10.5pt" style:language-complex="none" style:country-complex="none"/>
    </style:style>
    <style:style style:name="T21" style:family="text">
      <style:text-properties fo:color="#000000" style:font-name="Georgia" fo:font-size="10.5pt" fo:language="none" fo:country="none" fo:font-style="italic" fo:font-weight="normal"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background-color="#ffffff" style:background-transparency="0%" fo:padding-left="0.1563in" fo:padding-right="0.1563in" fo:padding-top="0.1457in" fo:padding-bottom="0.1043in" fo:border="0.0008in solid #dcdcdc">
        <style:background-image/>
      </style:graphic-properties>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apply-filter="true" form:method="post" form:control-implementation="ooo:com.sun.star.form.component.Form" office:target-frame="" xlink:href="https://www.desiringgod.org/cta/daily_email_subscrib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2083in" svg:y="-0.2083in" svg:width="1.3335in" draw:z-index="0">
        <draw:text-box fo:min-height="0.0161in">
          <text:list xml:id="list4508891334833880966" text:style-name="L7">
            <text:list-item>
              <text:p text:style-name="P7"><draw:frame draw:style-name="fr2" draw:name="Frame2" text:anchor-type="paragraph" svg:width="0.2083in" draw:z-index="1"><draw:text-box fo:min-height="0.0161in"><text:p text:style-name="Text_20_body"/></draw:text-box></draw:frame><draw:frame draw:style-name="fr2" draw:name="Frame3" text:anchor-type="paragraph" svg:width="0.2083in" draw:z-index="2"><draw:text-box fo:min-height="0.0161in"><text:p text:style-name="Text_20_body"/></draw:text-box></draw:frame><draw:frame draw:style-name="fr2" draw:name="Frame4" text:anchor-type="paragraph" svg:width="0.2083in" draw:z-index="3"><draw:text-box fo:min-height="0.0161in"><text:p text:style-name="Text_20_body"/></draw:text-box></draw:frame></text:p>
            </text:list-item>
          </text:list>
        </draw:text-box>
      </draw:frame>
      <text:h text:style-name="P15" text:outline-level="1"><text:span text:style-name="T8">Six Gifts of the Resurrection</text:span></text:h>
      <text:p text:style-name="P1"/>
      <text:p text:style-name="P2"><text:span text:style-name="T2">Read:</text:span><text:span text:style-name="T4"> I Corinthians 15:12-22</text:span></text:p>
      <text:p text:style-name="P3"/>
      <text:p text:style-name="P4"><text:span text:style-name="T2">Text: </text:span><text:span text:style-name="T14">Revelation 5:12 </text:span><text:span text:style-name="T4"><text:s/></text:span><text:span text:style-name="T7">“</text:span><text:span text:style-name="T13">Saying with a loud voice, Worthy is the Lamb that was slain to receive power, and riches, and wisdom, and strength, and honour, and glory, and blessing.” </text:span></text:p>
      <text:p text:style-name="P5"/>
      <text:h text:style-name="P6" text:outline-level="3"><text:span text:style-name="T9">Introduction:</text:span><text:span text:style-name="T10"> </text:span><text:span text:style-name="T6"><text:s/>It is important to see happening in this Scripture, in verses 12–20. Paul is proclaiming the good news that the resurrection of Jesus satisfies six of our deepest needs and longings. But in doing this he is not putting us at the center. He is putting Jesus as the center, and God who raised him from the dead.</text:span></text:h>
      <text:p text:style-name="P8"><text:s text:c="2"/>My prayer for us this morning is that we would all feel these six longings that I believe are rooted in every human heart, and that you would see the risen and living Jesus as the answer to those longings, and that in doing so you would be satisfied in him and he would be glorified in you.</text:p>
      <text:p text:style-name="P8">Now I didn't make up these longings or get them from any book. They come straight out of this text. Let me try to show you how they came clear to me.</text:p>
      <text:h text:style-name="P14" text:outline-level="2"><text:bookmark text:name="quot-if-christ-has-not-been-raised-quot-nbsp"/>I. "If Christ Has Not Been Raised . . . " <text:span text:style-name="T5">Paul says there are six things that would be in shambles if Christ did not rise from the dead. Then verse 20 reverses the whole paragraph: "But in fact Christ has been raised from the dead." So let's look at those six things.</text:span></text:h>
      <text:list xml:id="list6113906583607424624" text:style-name="L2">
        <text:list-item>
          <text:p text:style-name="P9">Verse 14: "If Christ has not been raised, then our preaching is in vain." But since Christ has been raised, our preaching is not in vain.</text:p>
        </text:list-item>
        <text:list-item>
          <text:p text:style-name="P9">Verse 14: " . . . and your faith is in vain." But since Christ has been raised, our faith is not in vain.</text:p>
        </text:list-item>
        <text:list-item>
          <text:p text:style-name="P9">Verse 15: If Christ has not been raised, "we are found to be false witnesses, because we testified of God that he raised Christ." But since Christ has been raised, the apostles are not false witnesses about the work of God.</text:p>
        </text:list-item>
        <text:list-item>
          <text:p text:style-name="P9">Verse 17: "If Christ has not been raised then your faith is vain and you are still in your sins." But since Christ has been raised, our faith is stable and we are not still in our sins.</text:p>
        </text:list-item>
        <text:list-item>
          <text:p text:style-name="P9">Verse 18: If Christ has not been raised, then "those who have fallen asleep in Christ have perished." But since Christ has been raised, the dead in Christ have not perished.</text:p>
        </text:list-item>
        <text:list-item>
          <text:p text:style-name="P9">Verse 19: If Christ has not been raised, then "we are of all men most to be pitied." But since Christ has been raised, we are not to be pitied.</text:p>
          <text:p text:style-name="P9"><text:bookmark text:name="stating-the-negatives-in-positive-terms"/><text:span text:style-name="T1">II. The Positive Side: </text:span><text:span text:style-name="T15">I want to go back and restate each one of these 6 observations in </text:span>positive terms. I'm going to switch the order but we will cover all six observations. </text:p>
        </text:list-item>
      </text:list>
      <text:h text:style-name="P14" text:outline-level="2">1. We Are Forgiven for Our Sins: <text:span text:style-name="T5">First, because of the resurrection we are forgiven for our sins. This is the basic need and longing of our hearts because if God holds our sins against us—and we all have sinned!—then there is no hope of any-thing else from God. The foundation for every other blessing from God is that God won't hold our sins against us. Everything hangs on forgiveness.</text:span></text:h>
      <text:p text:style-name="P12"><text:span text:style-name="T16">How is the resurrection connected to our forgiveness? Isn't it the </text:span><text:span text:style-name="T17">death</text:span><text:span text:style-name="T16"> of Jesus that takes away our sin, because he bore our sins &amp; took our judg-ment (</text:span><text:a xlink:type="simple" xlink:href="https://biblia.com/bible/esv/1%20Cor%2015.3" office:target-frame-name="_blank" xlink:show="new" text:style-name="Internet_20_link" text:visited-style-name="Visited_20_Internet_20_Link"><text:span text:style-name="T19">1 Corinthians 15:3</text:span></text:a><text:span text:style-name="T16">)? Yes, but the resurrection is necessary also. </text:span><text:a xlink:type="simple" xlink:href="https://biblia.com/bible/esv/Rom%204.25" office:target-frame-name="_blank" xlink:show="new" text:style-name="Internet_20_link" text:visited-style-name="Visited_20_Internet_20_Link">Romans 4:25</text:a><text:span text:style-name="T19"> say</text:span><text:span text:style-name="T16">s. "</text:span><text:span text:style-name="T20">Who was delivered for our offences, and was raised again for our justification.</text:span><text:span text:style-name="T16">" This means that by His death He paid the penalty for our sins and purchased our acquittal, our justification, our forgiveness. And since the achievement of the cross was so complete and the work of our justification so decisive, God raised Jesus from the dead to validate our forgiveness and to vindicate his Son's righteousness and to celebrate the work of justification. This is the first and most basic longing of our hearts.</text:span></text:p>
      <text:p text:style-name="P12"><text:bookmark text:name="2-our-faith-is-well-founded"/><text:span text:style-name="T18">2. Our Faith Is Well-Founded; </text:span><text:span text:style-name="T16">Second, from verse 14, instead of saying negatively that our faith is not in vain, we can say positively that because of the resurrection our faith is well-founded. Or, to put it more personally, because of the resurrection of Jesus there is someone we can trust absolutely. I believe that deep in the heart of every person is a longing for someone that you can count on through thick and thin. Someone who is absolutely trustworthy. Someone who, if you put your faith in him, it won't be in vain. He won't let you down. He will always be there. We want it because we were made for it. God put man and woman in the garden of Eden to glorify God by trusting him for everything they needed; that need has never changed, in spite of sin. And now that we are no longer in our sins, this longing too is satisfied by the resurrection of Jesus. The death of Jesus proves his love for us, and the resurrection proves his power over every enemy of life. And so there is someone you can count on. Someone absolutely trustworthy. Someone who will never let you down. Jesus is alive to be trusted. "...t</text:span><text:span text:style-name="T20">he life which I now live in the flesh I live by the faith of the Son of God, who loved me, and gave himself for me.</text:span><text:span text:style-name="T16">" (</text:span><text:a xlink:type="simple" xlink:href="https://biblia.com/bible/esv/Gal%202.20" office:target-frame-name="_blank" xlink:show="new" text:style-name="Internet_20_link" text:visited-style-name="Visited_20_Internet_20_Link"><text:span text:style-name="T19">Galatians 2:20</text:span></text:a><text:span text:style-name="T16">).</text:span></text:p>
      <text:h text:style-name="P14" text:outline-level="2">3. The Apostles Preach What Is True: <text:span text:style-name="T5">Third, from verse 15, instead of saying negatively that the apostles are not false witnesses about the work of God, we can say positively that because of the resurrection the apostles preach what is true. They are not false witnesses about God. They are true. </text:span></text:h>
      <text:p text:style-name="P8">Our young people are being taught, as many of us were taught, that there is no absolute truth—something that is true all the time and everywhere whether people know it or like it. It is a rare teenager today who has the guts and independence to say, for example, in a high school health class <text:soft-page-break/>that premarital sex is wrong—wrong for everybody, not just those who think it's wrong. Homosexual activity is wrong—wrong for everybody and not just those who think it's wrong.</text:p>
      <text:p text:style-name="P12"><text:span text:style-name="T16"><text:s text:c="2"/>Without the conviction that there are absolutes that can be shared and made the basis for society, the only end will be anarchy where everyone does what is right in his own eyes. Therefore the need for truth is a deep need of the human soul and human society. And Jesus came into the world to say, "I am the way, the truth, and the life" (</text:span><text:a xlink:type="simple" xlink:href="https://biblia.com/bible/esv/John%2014.6" office:target-frame-name="_blank" xlink:show="new" text:style-name="Internet_20_link" text:visited-style-name="Visited_20_Internet_20_Link"><text:span text:style-name="T19">John 14:6</text:span></text:a><text:span text:style-name="T16">). And then he rose from the dead to vindicate his claim. Jesus has a right to tell us what is absolutely true because in the resurrection God proved him to be absolutely true.</text:span></text:p>
      <text:h text:style-name="P14" text:outline-level="2"><text:bookmark text:name="4-5-we-are-to-be-envied"/>4/5. We Are to Be Envied: <text:span text:style-name="T5">Fourth and fifth, from verse 19, instead of saying negatively that we are not to be pitied, we can say positively that because of the resurrection we are to be envied. Our preaching is not in vain—it is full, meaningful, valid, valuable, significant.</text:span></text:h>
      <text:p text:style-name="P12"><text:span text:style-name="T16"><text:s text:c="2"/>If Christ is not raised, then living for him, doing what he says, following his will is a great delusion. We should be pitied like insane people who live by hallucinations. But since he has been raised and is alive and reigns as king forever, all our obedience, all our love, all our self-denial is not just not-to-be-pitied, but is positively enviable. "</text:span><text:span text:style-name="T20">For our light affliction, which is but for a moment, worketh for us a far more exceeding </text:span><text:span text:style-name="T21">and</text:span><text:span text:style-name="T20"> eternal weight of glory;</text:span><text:span text:style-name="T16">" Paul said in </text:span><text:a xlink:type="simple" xlink:href="https://biblia.com/bible/esv/2%20Cor%204.17" office:target-frame-name="_blank" xlink:show="new" text:style-name="Internet_20_link" text:visited-style-name="Visited_20_Internet_20_Link"><text:span text:style-name="T19">2 Corinthians 4:17</text:span></text:a><text:span text:style-name="T16">. And there is in every one of us the longing that our lives count for something, that they have significance and usefulness, that we don't come to the end of our days and say, it was all in vain, empty, pointless, useless, insignificant—pitiable. Paul knows this. That's why he ends this whole chapter on the resurrection (v. 58) with the words: "Be steadfast, immovable, always abounding in the work of the Lord, knowing that in the Lord your labor is not in vain. "Not in vain! That's the longing of our lives. O Lord let it not be misspent. Let me not come to my grave and say, "I've wasted it!" It does not have to be. Christ is risen and everything done in his name—by his strength and for his glory—is not in vain. It is enviable. Significant. Valuable. Eternal.</text:span></text:p>
      <text:list xml:id="list677833581159518395" text:style-name="L8">
        <text:list-header>
          <text:p text:style-name="P13"><text:span text:style-name="T18">6. Those Who Have Fallen Asleep Are Alive: </text:span><text:span text:style-name="T16">Finally, there is the longing that we shall live forever in joy. That we not come to an empty end after a full and valuable life. That we not become a zero, or worse, damned. And so Paul says in verse 18 that because Christ is raised those who have fallen asleep in him—those who have died in faith—have not perished. Or positively, they are alive. They will live forever. They live the way Christ lives. They will enter into the joy of their Lord.</text:span></text:p>
          <text:p text:style-name="P13"><text:bookmark text:name="the-greatest-news-in-all-the-world-nbsp"/><text:span text:style-name="T18">The Greatest News in All the World: </text:span><text:span text:style-name="T16">The greatest news in all the world is that God and his Son are most glorified in you when you are most satisfied in them. And to make that true God raised his Son Jesus from the dead to reign forevermore.</text:span></text:p>
        </text:list-header>
      </text:list>
      <text:p text:style-name="P8"><text:span text:style-name="T3">Conclude: </text:span>In raising him from the dead</text:p>
      <text:list xml:id="list6202320971648508095" text:style-name="L3">
        <text:list-item>
          <text:p text:style-name="P10">he gave us forgiveness and glorified Jesus as the all-sufficient forgiver;</text:p>
        </text:list-item>
        <text:list-item>
          <text:p text:style-name="P10">he gave us a friend to count on and glorified Jesus as utterly reliable;</text:p>
        </text:list-item>
        <text:list-item>
          <text:p text:style-name="P10">he gave us guidance and unchanging truth and glorified Jesus as the absolute foundation for truth and righteousness;</text:p>
        </text:list-item>
        <text:list-item>
          <text:p text:style-name="P10">he gave us a life that is not pitiable but enviable, a ministry that is not in vain but fruitful, and glorified Jesus as the source and goal of all life and all ministry;</text:p>
        </text:list-item>
        <text:list-item>
          <text:p text:style-name="P10">and he gave us everlasting joy that will not be ended by death, and glorified Jesus as the author of life, the victor over death, and the first fruits of those who have fallen asleep.</text:p>
        </text:list-item>
      </text:list>
      <text:p text:style-name="P11"><text:span text:style-name="T6">Therefore I urge you with all my heart this morning to lift up your heart and say with the choirs on earth and in heaven: “</text:span><text:span text:style-name="T11">Saying with a loud voice, Worthy is the Lamb that was slain to receive power, and riches, and wisdom, and strength, and honour, and glory, and blessing.” </text:span></text:p>
      <text:p text:style-name="P16"><text:span text:style-name="T5"><text:s text:c="2"/></text:span><text:span text:style-name="T12">In closing:</text:span><text:span text:style-name="T5"> consider that within the past 6 months two famous men have died: Hugh Hefner and Billy Graham. It is a severe understatement to say that they had a completely different set of values. Consider, this morning: Of these two men which set of values would you rather die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alto Web" svg:font-family="'Balto Web', Helvetica, Arial, sans-serif"/>
    <style:font-face style:name="OpenSymbol" svg:font-family="OpenSymbol"/>
    <style:font-face style:name="inherit" svg:font-family="inheri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2</meta:editing-cycles>
    <meta:creation-date>2014-03-28T17:34:00</meta:creation-date>
    <dc:date>2018-03-27T15:28:42.38</dc:date>
    <meta:editing-duration>PT1H44M39S</meta:editing-duration>
    <meta:generator>OpenOffice/4.1.3$Win32 OpenOffice.org_project/413m1$Build-9783</meta:generator>
    <meta:printed-by>Joel Tice</meta:printed-by>
    <meta:print-date>2018-03-27T15:19:23.42</meta:print-date>
    <meta:document-statistic meta:table-count="0" meta:image-count="0" meta:object-count="0" meta:page-count="2" meta:paragraph-count="32" meta:word-count="1791" meta:character-count="96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